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RiskTable" style:family="table">
      <style:table-properties style:width="25.7cm" table:align="margins"/>
    </style:style>
    <style:style style:name="RiskTable.A" style:family="table-column">
      <style:table-column-properties style:column-width="4.129cm" style:rel-column-width="10529*"/>
    </style:style>
    <style:style style:name="RiskTable.B" style:family="table-column">
      <style:table-column-properties style:column-width="6.8cm" style:rel-column-width="17339*"/>
    </style:style>
    <style:style style:name="RiskTable.C" style:family="table-column">
      <style:table-column-properties style:column-width="4.678cm" style:rel-column-width="11928*"/>
    </style:style>
    <style:style style:name="RiskTable.D" style:family="table-column">
      <style:table-column-properties style:column-width="5.048cm" style:rel-column-width="12873*"/>
    </style:style>
    <style:style style:name="RiskTable.E" style:family="table-column">
      <style:table-column-properties style:column-width="5.045cm" style:rel-column-width="12866*"/>
    </style:style>
    <style:style style:name="RiskTable.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RiskTable.E1" style:family="table-cell">
      <style:table-cell-properties fo:background-color="#000080" fo:padding="0.097cm" fo:border="0.002cm solid #000000">
        <style:background-image/>
      </style:table-cell-properties>
    </style:style>
    <style:style style:name="RiskTable.A2" style:family="table-cell">
      <style:table-cell-properties fo:background-color="#4d4d4d" fo:padding="0.097cm" fo:border-left="0.002cm solid #000000" fo:border-right="none" fo:border-top="none" fo:border-bottom="0.002cm solid #000000">
        <style:background-image/>
      </style:table-cell-properties>
    </style:style>
    <style:style style:name="RiskTable.B2" style:family="table-cell">
      <style:table-cell-properties fo:background-color="#cccccc" fo:padding="0.097cm" fo:border-left="0.002cm solid #000000" fo:border-right="none" fo:border-top="none" fo:border-bottom="0.002cm solid #000000">
        <style:background-image/>
      </style:table-cell-properties>
    </style:style>
    <style:style style:name="RiskTable.E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1" style:family="table">
      <style:table-properties style:width="25.7cm" table:align="margins"/>
    </style:style>
    <style:style style:name="Table1.A" style:family="table-column">
      <style:table-column-properties style:column-width="2.064cm" style:rel-column-width="5262*"/>
    </style:style>
    <style:style style:name="Table1.B" style:family="table-column">
      <style:table-column-properties style:column-width="23.636cm" style:rel-column-width="60273*"/>
    </style:style>
    <style:style style:name="Table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000080" fo:padding="0.097cm" fo:border="0.002cm solid #000000">
        <style:background-image/>
      </style:table-cell-properties>
    </style:style>
    <style:style style:name="Table1.A2" style:family="table-cell">
      <style:table-cell-properties fo:background-color="#4d4d4d" fo:padding="0.097cm" fo:border-left="0.002cm solid #000000" fo:border-right="none" fo:border-top="none" fo:border-bottom="0.002cm solid #000000">
        <style:background-image/>
      </style:table-cell-properties>
    </style:style>
    <style:style style:name="Table1.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2" style:family="table">
      <style:table-properties style:width="25.7cm" table:align="margins"/>
    </style:style>
    <style:style style:name="Table2.A" style:family="table-column">
      <style:table-column-properties style:column-width="4.129cm" style:rel-column-width="10529*"/>
    </style:style>
    <style:style style:name="Table2.B" style:family="table-column">
      <style:table-column-properties style:column-width="6.8cm" style:rel-column-width="17339*"/>
    </style:style>
    <style:style style:name="Table2.C" style:family="table-column">
      <style:table-column-properties style:column-width="4.678cm" style:rel-column-width="11928*"/>
    </style:style>
    <style:style style:name="Table2.D" style:family="table-column">
      <style:table-column-properties style:column-width="5.048cm" style:rel-column-width="12873*"/>
    </style:style>
    <style:style style:name="Table2.E" style:family="table-column">
      <style:table-column-properties style:column-width="5.045cm" style:rel-column-width="12866*"/>
    </style:style>
    <style:style style:name="Table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2.E1" style:family="table-cell">
      <style:table-cell-properties fo:background-color="#000080" fo:padding="0.097cm" fo:border="0.002cm solid #000000">
        <style:background-image/>
      </style:table-cell-properties>
    </style:style>
    <style:style style:name="Table2.A2" style:family="table-cell">
      <style:table-cell-properties fo:background-color="#4d4d4d" fo:padding="0.097cm" fo:border-left="0.002cm solid #000000" fo:border-right="none" fo:border-top="none" fo:border-bottom="0.002cm solid #000000">
        <style:background-image/>
      </style:table-cell-properties>
    </style:style>
    <style:style style:name="Table2.B2" style:family="table-cell">
      <style:table-cell-properties style:vertical-align="bottom" fo:background-color="#cccccc" fo:padding="0.097cm" fo:border-left="0.002cm solid #000000" fo:border-right="none" fo:border-top="none" fo:border-bottom="0.002cm solid #000000">
        <style:background-image/>
      </style:table-cell-properties>
    </style:style>
    <style:style style:name="Table2.C2" style:family="table-cell">
      <style:table-cell-properties fo:background-color="#cccccc" fo:padding="0.097cm" fo:border-left="0.002cm solid #000000" fo:border-right="none" fo:border-top="none" fo:border-bottom="0.002cm solid #000000">
        <style:background-image/>
      </style:table-cell-properties>
    </style:style>
    <style:style style:name="Table2.E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e3" style:family="table">
      <style:table-properties style:width="25.638cm" table:align="left"/>
    </style:style>
    <style:style style:name="Table3.A" style:family="table-column">
      <style:table-column-properties style:column-width="1.665cm"/>
    </style:style>
    <style:style style:name="Table3.B" style:family="table-column">
      <style:table-column-properties style:column-width="10.109cm"/>
    </style:style>
    <style:style style:name="Table3.C" style:family="table-column">
      <style:table-column-properties style:column-width="13.864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5pt" style:font-size-asian="13.1000003814697pt" style:font-size-complex="15pt"/>
    </style:style>
    <style:style style:name="P2" style:family="paragraph" style:parent-style-name="Standard">
      <style:paragraph-properties fo:text-align="start" style:justify-single-word="false"/>
      <style:text-properties fo:font-size="15pt" style:font-size-asian="13.1000003814697pt" style:font-size-complex="15pt"/>
    </style:style>
    <style:style style:name="P3" style:family="paragraph" style:parent-style-name="Standard">
      <style:paragraph-properties fo:text-align="center"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4"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5"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font-size="15pt" style:font-size-asian="13.1000003814697pt" style:font-size-complex="15pt"/>
    </style:style>
    <style:style style:name="P8" style:family="paragraph" style:parent-style-name="Standard">
      <style:paragraph-properties fo:text-align="center"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9"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1"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isk Register </text:p>
      <text:p text:style-name="P1"/>
      <text:p text:style-name="P2">Probability is assigned according to this scale : minimal, moderate, high.</text:p>
      <text:p text:style-name="P2">Damage is assigned according to this scale: minimal,tolerable,serious, devastating.</text:p>
      <text:p text:style-name="P2"/>
      <table:table table:name="RiskTable" table:style-name="RiskTable">
        <table:table-column table:style-name="RiskTable.A"/>
        <table:table-column table:style-name="RiskTable.B"/>
        <table:table-column table:style-name="RiskTable.C"/>
        <table:table-column table:style-name="RiskTable.D"/>
        <table:table-column table:style-name="RiskTable.E"/>
        <table:table-row>
          <table:table-cell table:style-name="RiskTable.A1" office:value-type="string">
            <text:p text:style-name="P5">Risk Type</text:p>
          </table:table-cell>
          <table:table-cell table:style-name="RiskTable.A1" office:value-type="string">
            <text:p text:style-name="P5">Risk</text:p>
          </table:table-cell>
          <table:table-cell table:style-name="RiskTable.A1" office:value-type="string">
            <text:p text:style-name="P5">Probability</text:p>
          </table:table-cell>
          <table:table-cell table:style-name="RiskTable.A1" office:value-type="string">
            <text:p text:style-name="P5">Damage</text:p>
          </table:table-cell>
          <table:table-cell table:style-name="RiskTable.E1" office:value-type="string">
            <text:p text:style-name="P5">Control(s)</text:p>
          </table:table-cell>
        </table:table-row>
        <table:table-row>
          <table:table-cell table:style-name="RiskTable.A2" office:value-type="string">
            <text:p text:style-name="P5">Requirements</text:p>
          </table:table-cell>
          <table:table-cell table:style-name="RiskTable.B2" office:value-type="string">
            <text:p text:style-name="P6">Supplied misinformation (accidentally or otherwise) by other students we interview.</text:p>
          </table:table-cell>
          <table:table-cell table:style-name="RiskTable.B2" office:value-type="string">
            <text:p text:style-name="P6">High</text:p>
          </table:table-cell>
          <table:table-cell table:style-name="RiskTable.B2" office:value-type="string">
            <text:p text:style-name="P6">Serious</text:p>
          </table:table-cell>
          <table:table-cell table:style-name="RiskTable.E2" office:value-type="string">
            <text:p text:style-name="P6">2</text:p>
          </table:table-cell>
        </table:table-row>
        <table:table-row>
          <table:table-cell table:style-name="RiskTable.A2" office:value-type="string">
            <text:p text:style-name="P5">Requirements</text:p>
          </table:table-cell>
          <table:table-cell table:style-name="RiskTable.B2" office:value-type="string">
            <text:p text:style-name="P6">Fail to implement and evaluate a poorly understood feature in prototyping stage, leading to an incomplete understanding at the time of implementation.</text:p>
          </table:table-cell>
          <table:table-cell table:style-name="RiskTable.B2" office:value-type="string">
            <text:p text:style-name="P6">Moderate</text:p>
          </table:table-cell>
          <table:table-cell table:style-name="RiskTable.B2" office:value-type="string">
            <text:p text:style-name="P6">Moderate/Serious</text:p>
          </table:table-cell>
          <table:table-cell table:style-name="RiskTable.E2" office:value-type="string">
            <text:p text:style-name="P6">7</text:p>
          </table:table-cell>
        </table:table-row>
        <table:table-row>
          <table:table-cell table:style-name="RiskTable.A2" office:value-type="string">
            <text:p text:style-name="P5">Organisational</text:p>
          </table:table-cell>
          <table:table-cell table:style-name="RiskTable.B2" office:value-type="string">
            <text:p text:style-name="P6">Unclear, overlapping roles leading to confusion over who is assigned to what.</text:p>
          </table:table-cell>
          <table:table-cell table:style-name="RiskTable.B2" office:value-type="string">
            <text:p text:style-name="P6">High</text:p>
          </table:table-cell>
          <table:table-cell table:style-name="RiskTable.B2" office:value-type="string">
            <text:p text:style-name="P6">Serious</text:p>
          </table:table-cell>
          <table:table-cell table:style-name="RiskTable.E2" office:value-type="string">
            <text:p text:style-name="P6">3</text:p>
          </table:table-cell>
        </table:table-row>
        <table:table-row>
          <table:table-cell table:style-name="RiskTable.A2" office:value-type="string">
            <text:p text:style-name="P5">Tools</text:p>
          </table:table-cell>
          <table:table-cell table:style-name="RiskTable.B2" office:value-type="string">
            <text:p text:style-name="P6">PMS account revoke or failure</text:p>
          </table:table-cell>
          <table:table-cell table:style-name="RiskTable.B2" office:value-type="string">
            <text:p text:style-name="P6">Minimal</text:p>
          </table:table-cell>
          <table:table-cell table:style-name="RiskTable.B2" office:value-type="string">
            <text:p text:style-name="P6">Devastating</text:p>
          </table:table-cell>
          <table:table-cell table:style-name="RiskTable.E2" office:value-type="string">
            <text:p text:style-name="P6">4</text:p>
          </table:table-cell>
        </table:table-row>
        <table:table-row>
          <table:table-cell table:style-name="RiskTable.A2" office:value-type="string">
            <text:p text:style-name="P5">Tools</text:p>
          </table:table-cell>
          <table:table-cell table:style-name="RiskTable.B2" office:value-type="string">
            <text:p text:style-name="P6">Git failure</text:p>
          </table:table-cell>
          <table:table-cell table:style-name="RiskTable.B2" office:value-type="string">
            <text:p text:style-name="P6">Minimal</text:p>
          </table:table-cell>
          <table:table-cell table:style-name="RiskTable.B2" office:value-type="string">
            <text:p text:style-name="P6">Serious</text:p>
          </table:table-cell>
          <table:table-cell table:style-name="RiskTable.E2" office:value-type="string">
            <text:p text:style-name="P6">4</text:p>
          </table:table-cell>
        </table:table-row>
        <table:table-row>
          <table:table-cell table:style-name="RiskTable.A2" office:value-type="string">
            <text:p text:style-name="P5">Estimation</text:p>
          </table:table-cell>
          <table:table-cell table:style-name="RiskTable.B2" office:value-type="string">
            <text:p text:style-name="P6">Task estimations inaccurate</text:p>
          </table:table-cell>
          <table:table-cell table:style-name="RiskTable.B2" office:value-type="string">
            <text:p text:style-name="P6">High</text:p>
          </table:table-cell>
          <table:table-cell table:style-name="RiskTable.B2" office:value-type="string">
            <text:p text:style-name="P6">Serious</text:p>
          </table:table-cell>
          <table:table-cell table:style-name="RiskTable.E2" office:value-type="string">
            <text:p text:style-name="P6">5</text:p>
          </table:table-cell>
        </table:table-row>
        <table:table-row>
          <table:table-cell table:style-name="RiskTable.A2" office:value-type="string">
            <text:p text:style-name="P5">People</text:p>
          </table:table-cell>
          <table:table-cell table:style-name="RiskTable.B2" office:value-type="string">
            <text:p text:style-name="P6">Team member absent for extended period</text:p>
          </table:table-cell>
          <table:table-cell table:style-name="RiskTable.B2" office:value-type="string">
            <text:p text:style-name="P6">Minimal</text:p>
          </table:table-cell>
          <table:table-cell table:style-name="RiskTable.B2" office:value-type="string">
            <text:p text:style-name="P6">Devastating</text:p>
          </table:table-cell>
          <table:table-cell table:style-name="RiskTable.E2" office:value-type="string">
            <text:p text:style-name="P6">6</text:p>
          </table:table-cell>
        </table:table-row>
      </table:table>
      <text:p text:style-name="P2"/>
      <text:p text:style-name="P2"/>
      <text:p text:style-name="P2"/>
      <text:p text:style-name="P3"/>
      <text:p text:style-name="P3"/>
      <text:p text:style-name="P3"><text:soft-page-break/>Controls</text:p>
      <text:p text:style-name="P2"/>
      <text:p text:style-name="P2"/>
      <table:table table:name="Table1" table:style-name="Table1">
        <table:table-column table:style-name="Table1.A"/>
        <table:table-column table:style-name="Table1.B"/>
        <table:table-row>
          <table:table-cell table:style-name="Table1.A1" office:value-type="string">
            <text:p text:style-name="P5">Control</text:p>
          </table:table-cell>
          <table:table-cell table:style-name="Table1.B1" office:value-type="string">
            <text:p text:style-name="P5">Description</text:p>
          </table:table-cell>
        </table:table-row>
        <table:table-row>
          <table:table-cell table:style-name="Table1.A2" office:value-type="string">
            <text:p text:style-name="P5">1</text:p>
          </table:table-cell>
          <table:table-cell table:style-name="Table1.B2" office:value-type="string">
            <text:p text:style-name="P6">Thorough preparation for requirements gathering should be carried out, including questions and a pre agreed strategy where possible. There should always be two notetakers where possible and the use of audio recording is encouraged if suitable. </text:p>
          </table:table-cell>
        </table:table-row>
        <table:table-row>
          <table:table-cell table:style-name="Table1.A2" office:value-type="string">
            <text:p text:style-name="P5">2</text:p>
          </table:table-cell>
          <table:table-cell table:style-name="Table1.B2" office:value-type="string">
            <text:p text:style-name="P6">Interview as many separate groups as possible. Do not include any requirements gathered in these interviews unless it is verified by multiple teams. If in doubt stick with the requirements we gather ourselves.</text:p>
          </table:table-cell>
        </table:table-row>
        <table:table-row>
          <table:table-cell table:style-name="Table1.A2" office:value-type="string">
            <text:p text:style-name="P5">3</text:p>
          </table:table-cell>
          <table:table-cell table:style-name="Table1.B2" office:value-type="string">
            <text:p text:style-name="P6">Continually review organisation plan document and post current tasks with members working on them to project management system.</text:p>
          </table:table-cell>
        </table:table-row>
        <table:table-row>
          <table:table-cell table:style-name="Table1.A2" office:value-type="string">
            <text:p text:style-name="P5">4</text:p>
          </table:table-cell>
          <table:table-cell table:style-name="Table1.B2" office:value-type="string">
            <text:p text:style-name="P6">All files should be backed up in multiple places wherever possible so at least a relatively recent copy is available (this is largely facilitated by git automatically). A good approach is that all documents typed or uploaded directly to the PMS should have a copy entered into Git and vice versa. If a system fails, the Toolsmith and Configuration Manager will be responsible for repairing the system or activating a contingency system. With this in place files can be restored as quickly as possible.</text:p>
          </table:table-cell>
        </table:table-row>
        <table:table-row>
          <table:table-cell table:style-name="Table1.A2" office:value-type="string">
            <text:p text:style-name="P5">5</text:p>
          </table:table-cell>
          <table:table-cell table:style-name="Table1.B2" office:value-type="string">
            <text:p text:style-name="P6">Deliberately set task deadlines a day or two ahead of them actually being needed (depending on the task size and time available) to leave room for estimation errors. Obviously we have no control over deliverable submission dates, but we should aim to have the work required completed in advance to allow for estimation error. If a task is going to run late this should be raised with the team immediately so we can attempt to push its completion however possible.</text:p>
          </table:table-cell>
        </table:table-row>
        <table:table-row>
          <table:table-cell table:style-name="Table1.A2" office:value-type="string">
            <text:p text:style-name="P5">6</text:p>
          </table:table-cell>
          <table:table-cell table:style-name="Table1.B2" office:value-type="string">
            <text:p text:style-name="P6">Each team member must document what they are working on so it can be continued by another team member in their absence. The role duties of the missing member should be distributed evenly as soon as possible. Particularly if the Project Manager becomes absent the task of scheduling meeting agendas should be assigned to one other member to keep the project coherent. </text:p>
          </table:table-cell>
        </table:table-row>
        <table:table-row>
          <table:table-cell table:style-name="Table1.A2" office:value-type="string">
            <text:p text:style-name="P5">7</text:p>
          </table:table-cell>
          <table:table-cell table:style-name="Table1.B2" office:value-type="string">
            <text:p text:style-name="P6">High priority/poorly understood features should be implemented first followed by successfully low priority features. If necessary use techniques such as Wizard of Oz prototyping to produce something which can be evaluated.</text:p>
          </table:table-cell>
        </table:table-row>
      </table:table>
      <text:p text:style-name="P2"/>
      <text:p text:style-name="P2"/>
      <text:p text:style-name="P2"/>
      <text:p text:style-name="P2"/>
      <text:p text:style-name="P2"/>
      <text:p text:style-name="P2"/>
      <text:p text:style-name="P9"><text:soft-page-break/>Appendix</text:p>
      <text:p text:style-name="P2"/>
      <text:p text:style-name="P2">Previous Risks</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5">Risk Type</text:p>
          </table:table-cell>
          <table:table-cell table:style-name="Table2.A1" office:value-type="string">
            <text:p text:style-name="P5">Risk</text:p>
          </table:table-cell>
          <table:table-cell table:style-name="Table2.A1" office:value-type="string">
            <text:p text:style-name="P5">Probability</text:p>
          </table:table-cell>
          <table:table-cell table:style-name="Table2.A1" office:value-type="string">
            <text:p text:style-name="P5">Damage</text:p>
          </table:table-cell>
          <table:table-cell table:style-name="Table2.E1" office:value-type="string">
            <text:p text:style-name="P5">Control(s)</text:p>
          </table:table-cell>
        </table:table-row>
        <table:table-row>
          <table:table-cell table:style-name="Table2.A2" office:value-type="string">
            <text:p text:style-name="P5">Requirements</text:p>
          </table:table-cell>
          <table:table-cell table:style-name="Table2.B2" office:value-type="string">
            <text:p text:style-name="P6">Capture incorrect requirements from client interview.</text:p>
          </table:table-cell>
          <table:table-cell table:style-name="Table2.C2" office:value-type="string">
            <text:p text:style-name="P6">Moderate</text:p>
          </table:table-cell>
          <table:table-cell table:style-name="Table2.C2" office:value-type="string">
            <text:p text:style-name="P6">Serious</text:p>
          </table:table-cell>
          <table:table-cell table:style-name="Table2.E2" office:value-type="string">
            <text:p text:style-name="P6">1</text:p>
          </table:table-cell>
        </table:table-row>
        <table:table-row>
          <table:table-cell table:style-name="Table2.A2" office:value-type="string">
            <text:p text:style-name="P5">Requirements</text:p>
          </table:table-cell>
          <table:table-cell table:style-name="Table2.B2" office:value-type="string">
            <text:p text:style-name="P6">Capture incorrect requirements from stakeholder panel.</text:p>
          </table:table-cell>
          <table:table-cell table:style-name="Table2.C2" office:value-type="string">
            <text:p text:style-name="P6">Moderate</text:p>
          </table:table-cell>
          <table:table-cell table:style-name="Table2.C2" office:value-type="string">
            <text:p text:style-name="P6">Serious</text:p>
          </table:table-cell>
          <table:table-cell table:style-name="Table2.E2" office:value-type="string">
            <text:p text:style-name="P6">1</text:p>
          </table:table-cell>
        </table:table-row>
        <table:table-row>
          <table:table-cell table:style-name="Table2.A2" office:value-type="string">
            <text:p text:style-name="P5">Requirements </text:p>
          </table:table-cell>
          <table:table-cell table:style-name="Table2.C2" office:value-type="string">
            <text:p text:style-name="P6">Wrong/Misunderstood requirements at <text:s/>bash prototype stage.</text:p>
          </table:table-cell>
          <table:table-cell table:style-name="Table2.C2" office:value-type="string">
            <text:p text:style-name="P6">Moderate</text:p>
          </table:table-cell>
          <table:table-cell table:style-name="Table2.C2" office:value-type="string">
            <text:p text:style-name="P6">Devastating</text:p>
          </table:table-cell>
          <table:table-cell table:style-name="Table2.E2" office:value-type="string">
            <text:p text:style-name="P6">1,2</text:p>
          </table:table-cell>
        </table:table-row>
        <table:table-row>
          <table:table-cell table:style-name="Table2.A2" office:value-type="string">
            <text:p text:style-name="P5"/>
          </table:table-cell>
          <table:table-cell table:style-name="Table2.C2" office:value-type="string">
            <text:p text:style-name="P6"/>
          </table:table-cell>
          <table:table-cell table:style-name="Table2.C2" office:value-type="string">
            <text:p text:style-name="P6"/>
          </table:table-cell>
          <table:table-cell table:style-name="Table2.C2" office:value-type="string">
            <text:p text:style-name="P6"/>
          </table:table-cell>
          <table:table-cell table:style-name="Table2.E2" office:value-type="string">
            <text:p text:style-name="P6"/>
          </table:table-cell>
        </table:table-row>
      </table:table>
      <text:p text:style-name="P2"/>
      <text:p text:style-name="P2"/>
      <text:p text:style-name="P10">Change Log</text:p>
      <text:p text:style-name="P10"/>
      <table:table table:name="Table3" table:style-name="Table3">
        <table:table-column table:style-name="Table3.A"/>
        <table:table-column table:style-name="Table3.B"/>
        <table:table-column table:style-name="Table3.C"/>
        <table:table-row>
          <table:table-cell table:style-name="Table3.A1" office:value-type="string">
            <text:p text:style-name="P13">Version</text:p>
          </table:table-cell>
          <table:table-cell table:style-name="Table3.A1" office:value-type="string">
            <text:p text:style-name="P13">Updates/Changes</text:p>
          </table:table-cell>
          <table:table-cell table:style-name="Table3.C1" office:value-type="string">
            <text:p text:style-name="P13">Date</text:p>
          </table:table-cell>
        </table:table-row>
        <table:table-row>
          <table:table-cell table:style-name="Table3.A2" office:value-type="string">
            <text:p text:style-name="P13">1.0</text:p>
          </table:table-cell>
          <table:table-cell table:style-name="Table3.A2" office:value-type="string">
            <text:p text:style-name="P13">Produced initial risk register containing foreseen risks and controls</text:p>
          </table:table-cell>
          <table:table-cell table:style-name="Table3.C2" office:value-type="string">
            <text:p text:style-name="P13">10/10/2012</text:p>
          </table:table-cell>
        </table:table-row>
        <table:table-row>
          <table:table-cell table:style-name="Table3.A2" office:value-type="string">
            <text:p text:style-name="P13">2.0</text:p>
          </table:table-cell>
          <table:table-cell table:style-name="Table3.A2" office:value-type="string">
            <text:p text:style-name="P13">New risks assessed and section introduced to contain risks which are no longer 'active' in appendix.</text:p>
            <text:p text:style-name="P13">Unclear overlapping roles promoted to high probability whilst chance of capturing <text:soft-page-break/>incorrect requirements at various stages demoted to moderate probability</text:p>
          </table:table-cell>
          <table:table-cell table:style-name="Table3.C2" office:value-type="string">
            <text:p text:style-name="P13">21/20/2012</text:p>
          </table:table-cell>
        </table:table-row>
        <table:table-row>
          <table:table-cell table:style-name="Table3.A2" office:value-type="string">
            <text:p text:style-name="P13">2.1</text:p>
          </table:table-cell>
          <table:table-cell table:style-name="Table3.A2" office:value-type="string">
            <text:p text:style-name="P13">New risk and control added. Risk probabilities reassessed.</text:p>
          </table:table-cell>
          <table:table-cell table:style-name="Table3.C2" office:value-type="string">
            <text:p text:style-name="P13">6/11/2012</text:p>
          </table:table-cell>
        </table:table-row>
      </table:table>
      <text:p text:style-name="P10"/>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meta:initial-creator>
    <meta:creation-date>2012-10-10T14:14:42</meta:creation-date>
    <dc:date>2012-11-27T17:38:27</dc:date>
    <dc:creator>Michael </dc:creator>
    <meta:editing-duration>PT49M16S</meta:editing-duration>
    <meta:editing-cycles>4</meta:editing-cycles>
    <meta:generator>LibreOffice/3.3$Unix LibreOffice_project/330m19$Build-401</meta:generator>
    <meta:document-statistic meta:table-count="4" meta:image-count="0" meta:object-count="0" meta:page-count="4" meta:paragraph-count="97" meta:word-count="573" meta:character-count="3744"/>
  </office:meta>
</office:document-meta>
</file>